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45" style:family="paragraph" style:parent-style-name="Standard">
      <style:text-properties style:font-name="Droid Sans"/>
    </style:style>
    <style:style style:name="P46" style:family="paragraph" style:parent-style-name="Standard">
      <style:text-properties style:font-name="Droid Sans" officeooo:rsid="00a1357a" officeooo:paragraph-rsid="00a1357a"/>
    </style:style>
    <style:style style:name="P47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48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Titulo_20_2">
      <style:text-properties fo:background-color="#99ff66"/>
    </style:style>
    <style:style style:name="P52" style:family="paragraph" style:parent-style-name="Titulo_20_2">
      <style:text-properties style:font-weight-complex="bold"/>
    </style:style>
    <style:style style:name="P53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54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55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56" style:family="paragraph" style:parent-style-name="Table_20_Contents">
      <style:text-properties style:font-name="Arial"/>
    </style:style>
    <style:style style:name="P57" style:family="paragraph" style:parent-style-name="Table_20_Contents">
      <style:text-properties style:font-name="Arial" fo:background-color="#99ff99"/>
    </style:style>
    <style:style style:name="P5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59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60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61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62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3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64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65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35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itulo_20_1" style:master-page-name="MP0">
      <style:paragraph-properties style:page-number="auto" fo:break-before="page"/>
    </style:style>
    <style:style style:name="P145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4">Agenda segunda fase.</text:p>
      <text:p text:style-name="Titulo_20_2">Lapso</text:p>
      <text:p text:style-name="P45">12 Semanas. <text:s/>3 semana abril – 3 semana agosto.</text:p>
      <text:p text:style-name="P46">16 junio 8 semana</text:p>
      <text:p text:style-name="Standard"/>
      <text:p text:style-name="Titulo_20_2">Tareas</text:p>
      <text:p text:style-name="P51">0 Informe banco de medición de figura de ruido</text:p>
      <text:p text:style-name="P53">Dedicar 1.5 horas diarias</text:p>
      <text:p text:style-name="Titulo_20_2">1 Diagrama conceptual de equipo prototipo.</text:p>
      <text:p text:style-name="P54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53">Ensamblar prototipo de modulo periféricos en protoboard, luego esquemáticos y armar en PCB de ser posible.</text:p>
      <text:p text:style-name="Titulo_20_2">3 Selección de componentes.</text:p>
      <text:p text:style-name="P53">En principio, circuitos integrados:</text:p>
      <text:p text:style-name="P55">Núcleo microprocesador.</text:p>
      <text:p text:style-name="P55">Drivers GPIO (expansores de puerto).</text:p>
      <text:p text:style-name="P55">Drivers de bus GPIB.</text:p>
      <text:p text:style-name="P55">Controlador y drivers de pantalla.</text:p>
      <text:p text:style-name="P55">Controlador de interfaz física.</text:p>
      <text:p text:style-name="P55">Modulo Ethernet.</text:p>
      <text:p text:style-name="P55">Pantalla táctil LCD.</text:p>
      <text:p text:style-name="P52">4 Investigación desarrollo empleando microcontrolador núcleo y periféricos.</text:p>
      <text:p text:style-name="P53">Investigar el desarrollo y programación con el micro núcleo, en caso de ser ARM.</text:p>
      <text:p text:style-name="P53">Investigar el desarrollo y programación de los periféricos, como módulos de Ethernet.</text:p>
      <text:p text:style-name="P53">Estudio diseños de referencia y tarjetas de desarrollo de los fabricantes.</text:p>
      <text:p text:style-name="P52">5 Investigación, selección e instalación software para desarrollo.</text:p>
      <text:p text:style-name="P53">Entornos de desarrollo para microcontroladores. Librerías de apoyo (USB, Ethernet, TCT/IP).</text:p>
      <text:p text:style-name="Titulo_20_2">6 Plantear estrategias de diseño software y firmware.</text:p>
      <text:p text:style-name="P54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52">7 Diagramas UML software y firmware.</text:p>
      <text:p text:style-name="P52">8 Elaborar software / firmware de prototipo en tarjeta de desarrollo</text:p>
      <text:p text:style-name="P53">Usar Intel Galileo para implementar y probar prototipo de software / firmware. Implementar prototipo software.</text:p>
      <text:p text:style-name="Titulo_20_2">9 Generar esquemáticos preliminares</text:p>
      <text:p text:style-name="P54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6">1</text:p>
          </table:table-cell>
          <table:table-cell table:style-name="Table1.A1" office:value-type="string">
            <text:p text:style-name="P56">2</text:p>
          </table:table-cell>
          <table:table-cell table:style-name="Table1.A1" office:value-type="string">
            <text:p text:style-name="P56">3</text:p>
          </table:table-cell>
          <table:table-cell table:style-name="Table1.A1" office:value-type="string">
            <text:p text:style-name="P56">4</text:p>
          </table:table-cell>
          <table:table-cell table:style-name="Table1.A1" office:value-type="string">
            <text:p text:style-name="P56">5</text:p>
          </table:table-cell>
          <table:table-cell table:style-name="Table1.A1" office:value-type="string">
            <text:p text:style-name="P56">6</text:p>
          </table:table-cell>
          <table:table-cell table:style-name="Table1.A1" office:value-type="string">
            <text:p text:style-name="P56">7</text:p>
          </table:table-cell>
          <table:table-cell table:style-name="Table1.A1" office:value-type="string">
            <text:p text:style-name="P56">8</text:p>
          </table:table-cell>
          <table:table-cell table:style-name="Table1.A1" office:value-type="string">
            <text:p text:style-name="P56">9</text:p>
          </table:table-cell>
          <table:table-cell table:style-name="Table1.A1" office:value-type="string">
            <text:p text:style-name="P56">10</text:p>
          </table:table-cell>
          <table:table-cell table:style-name="Table1.A1" office:value-type="string">
            <text:p text:style-name="P56">11</text:p>
          </table:table-cell>
          <table:table-cell table:style-name="Table1.M1" office:value-type="string">
            <text:p text:style-name="P56">12</text:p>
          </table:table-cell>
        </table:table-row>
        <table:table-row>
          <table:table-cell table:style-name="Table1.A2" office:value-type="string">
            <text:p text:style-name="P51">0 Informe banco de medición de figura de ruido</text:p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M2" office:value-type="string">
            <text:p text:style-name="P57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56"/>
          </table:table-cell>
          <table:table-cell table:style-name="Table1.B3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3" office:value-type="string">
            <text:p text:style-name="P56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56"/>
          </table:table-cell>
          <table:table-cell table:style-name="Table1.C4" office:value-type="string">
            <text:p text:style-name="P56"/>
          </table:table-cell>
          <table:table-cell table:style-name="Table1.C4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4" office:value-type="string">
            <text:p text:style-name="P56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56"/>
          </table:table-cell>
          <table:table-cell table:style-name="Table1.B5" office:value-type="string">
            <text:p text:style-name="P56"/>
          </table:table-cell>
          <table:table-cell table:style-name="Table1.B5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5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2">4 Investigación desarrollo empleando microcontrolador núcleo y periféricos.</text:p>
          </table:table-cell>
          <table:table-cell table:style-name="Table1.A2" office:value-type="string">
            <text:p text:style-name="P56"/>
          </table:table-cell>
          <table:table-cell table:style-name="Table1.C6" office:value-type="string">
            <text:p text:style-name="P56"/>
          </table:table-cell>
          <table:table-cell table:style-name="Table1.C6" office:value-type="string">
            <text:p text:style-name="P56"/>
          </table:table-cell>
          <table:table-cell table:style-name="Table1.C6" office:value-type="string">
            <text:p text:style-name="P56"/>
          </table:table-cell>
          <table:table-cell table:style-name="Table1.C6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6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2">5 Investigación, selección e instalación software para desarrollo.</text:p>
          </table:table-cell>
          <table:table-cell table:style-name="Table1.A2" office:value-type="string">
            <text:p text:style-name="P56"/>
          </table:table-cell>
          <table:table-cell table:style-name="Table1.C7" office:value-type="string">
            <text:p text:style-name="P56"/>
          </table:table-cell>
          <table:table-cell table:style-name="Table1.C7" office:value-type="string">
            <text:p text:style-name="P56"/>
          </table:table-cell>
          <table:table-cell table:style-name="Table1.C7" office:value-type="string">
            <text:p text:style-name="P56"/>
          </table:table-cell>
          <table:table-cell table:style-name="Table1.C7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7" office:value-type="string">
            <text:p text:style-name="P56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D8" office:value-type="string">
            <text:p text:style-name="P56"/>
          </table:table-cell>
          <table:table-cell table:style-name="Table1.D8" office:value-type="string">
            <text:p text:style-name="P56"/>
          </table:table-cell>
          <table:table-cell table:style-name="Table1.D8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8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2">7 Diagramas UML software y firmware.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D9" office:value-type="string">
            <text:p text:style-name="P56"/>
          </table:table-cell>
          <table:table-cell table:style-name="Table1.D9" office:value-type="string">
            <text:p text:style-name="P56"/>
          </table:table-cell>
          <table:table-cell table:style-name="Table1.D9" office:value-type="string">
            <text:p text:style-name="P56"/>
          </table:table-cell>
          <table:table-cell table:style-name="Table1.D9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9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52">8 Elaborar software / firmware de prototipo en tarjeta de desarrollo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F10" office:value-type="string">
            <text:p text:style-name="P56"/>
          </table:table-cell>
          <table:table-cell table:style-name="Table1.F10" office:value-type="string">
            <text:p text:style-name="P56"/>
          </table:table-cell>
          <table:table-cell table:style-name="Table1.F10" office:value-type="string">
            <text:p text:style-name="P56"/>
          </table:table-cell>
          <table:table-cell table:style-name="Table1.F10" office:value-type="string">
            <text:p text:style-name="P56"/>
          </table:table-cell>
          <table:table-cell table:style-name="Table1.F10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10" office:value-type="string">
            <text:p text:style-name="P56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H11" office:value-type="string">
            <text:p text:style-name="P56"/>
          </table:table-cell>
          <table:table-cell table:style-name="Table1.H11" office:value-type="string">
            <text:p text:style-name="P56"/>
          </table:table-cell>
          <table:table-cell table:style-name="Table1.H11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11" office:value-type="string">
            <text:p text:style-name="P56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6"/>
          </table:table-cell>
          <table:table-cell table:style-name="Table1.M12" office:value-type="string">
            <text:p text:style-name="P56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33">Mes</text:p>
          </table:table-cell>
          <table:table-cell table:style-name="Table2.A1" office:value-type="string">
            <text:p text:style-name="P133"/>
          </table:table-cell>
          <table:table-cell table:style-name="Table2.A1" office:value-type="string">
            <text:p text:style-name="P133">Tarea</text:p>
          </table:table-cell>
          <table:table-cell table:style-name="Table2.A1" office:value-type="string">
            <text:p text:style-name="P133">Horas</text:p>
          </table:table-cell>
          <table:table-cell table:style-name="Table2.A1" office:value-type="string">
            <text:p text:style-name="P133"/>
          </table:table-cell>
          <table:table-cell table:style-name="Table2.F1" office:value-type="string">
            <text:p text:style-name="P134">Observación</text:p>
          </table:table-cell>
        </table:table-row>
        <table:table-row>
          <table:table-cell table:style-name="Table2.A2" table:number-rows-spanned="6" office:value-type="string">
            <text:p text:style-name="P135">Abril</text:p>
          </table:table-cell>
          <table:table-cell table:style-name="Table2.A2" table:number-rows-spanned="6" office:value-type="string">
            <text:p text:style-name="P65">Jueves 27</text:p>
          </table:table-cell>
          <table:table-cell table:style-name="Table2.C2" office:value-type="string">
            <text:p text:style-name="P65">Instalar software</text:p>
          </table:table-cell>
          <table:table-cell table:style-name="Table2.D2" office:value-type="string">
            <text:p text:style-name="P73">-</text:p>
          </table:table-cell>
          <table:table-cell table:style-name="Table2.E2" office:value-type="string">
            <text:p text:style-name="P65"/>
          </table:table-cell>
          <table:table-cell table:style-name="Table2.F7" table:number-rows-spanned="6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5">Informe banco ruido</text:p>
          </table:table-cell>
          <table:table-cell table:style-name="Table2.D3" office:value-type="string">
            <text:p text:style-name="P73">1,5</text:p>
          </table:table-cell>
          <table:table-cell table:style-name="Table2.E3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5">Informe semanal</text:p>
          </table:table-cell>
          <table:table-cell table:style-name="Table2.D4" office:value-type="string">
            <text:p text:style-name="P73">1,5</text:p>
          </table:table-cell>
          <table:table-cell table:style-name="Table2.E4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5">Preparar lista de componentes</text:p>
          </table:table-cell>
          <table:table-cell table:style-name="Table2.D5" office:value-type="string">
            <text:p text:style-name="P73">1,0</text:p>
          </table:table-cell>
          <table:table-cell table:style-name="Table2.E5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5">Preparar footprints</text:p>
          </table:table-cell>
          <table:table-cell table:style-name="Table2.D6" office:value-type="string">
            <text:p text:style-name="P73">1,5</text:p>
          </table:table-cell>
          <table:table-cell table:style-name="Table2.E6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5">Trabajo en software Visa</text:p>
          </table:table-cell>
          <table:table-cell table:style-name="Table2.D7" office:value-type="string">
            <text:p text:style-name="P73">1,5</text:p>
          </table:table-cell>
          <table:table-cell table:style-name="Table2.E7" office:value-type="string">
            <text:p text:style-name="P137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36">Mayo</text:p>
          </table:table-cell>
          <table:table-cell table:style-name="Table2.A2" table:number-rows-spanned="6" office:value-type="string">
            <text:p text:style-name="P74">Lunes 8</text:p>
          </table:table-cell>
          <table:table-cell table:style-name="Table2.C8" office:value-type="string">
            <text:p text:style-name="P65">Informe banco ruido</text:p>
          </table:table-cell>
          <table:table-cell table:style-name="Table2.D8" office:value-type="string">
            <text:p text:style-name="P73">1,5</text:p>
          </table:table-cell>
          <table:table-cell table:style-name="Table2.E8" office:value-type="string">
            <text:p text:style-name="P137"/>
          </table:table-cell>
          <table:table-cell table:style-name="Table2.F13" table:number-rows-spanned="6" office:value-type="string">
            <text:p text:style-name="P77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5">Preparar lista de componentes</text:p>
          </table:table-cell>
          <table:table-cell table:style-name="Table2.D13" office:value-type="string">
            <text:p text:style-name="P73">1,0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4">Preparar stencil footprint</text:p>
          </table:table-cell>
          <table:table-cell table:style-name="Table2.D13" office:value-type="string">
            <text:p text:style-name="P75">1,0</text:p>
          </table:table-cell>
          <table:table-cell table:style-name="Table2.E13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4">Lectura desarrollo Microchip</text:p>
          </table:table-cell>
          <table:table-cell table:style-name="Table2.D13" office:value-type="string">
            <text:p text:style-name="P75">1,5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4">Lectura Visa</text:p>
          </table:table-cell>
          <table:table-cell table:style-name="Table2.D13" office:value-type="string">
            <text:p text:style-name="P75">1,0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4">Pruebas desarrollo Visa</text:p>
          </table:table-cell>
          <table:table-cell table:style-name="Table2.D13" office:value-type="string">
            <text:p text:style-name="P75">1,5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8">Martes 8</text:p>
          </table:table-cell>
          <table:table-cell table:style-name="Table2.C14" office:value-type="string">
            <text:p text:style-name="P65">Informe banco ruido</text:p>
          </table:table-cell>
          <table:table-cell table:style-name="Table2.D14" office:value-type="string">
            <text:p text:style-name="P73">1,5</text:p>
          </table:table-cell>
          <table:table-cell table:style-name="Table2.E14" office:value-type="string">
            <text:p text:style-name="P48"/>
          </table:table-cell>
          <table:table-cell table:style-name="Table2.F19" table:number-rows-spanned="6" office:value-type="string">
            <text:p text:style-name="P77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8">Preparar lista de componentes</text:p>
          </table:table-cell>
          <table:table-cell table:style-name="Table2.D18" office:value-type="string">
            <text:p text:style-name="P79">1,0</text:p>
          </table:table-cell>
          <table:table-cell table:style-name="Table2.E18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6">Preparar stencil footprint</text:p>
          </table:table-cell>
          <table:table-cell table:style-name="Table2.D18" office:value-type="string">
            <text:p text:style-name="P79">1,0</text:p>
          </table:table-cell>
          <table:table-cell table:style-name="Table2.E1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6">Lectura desarrollo Microchip</text:p>
          </table:table-cell>
          <table:table-cell table:style-name="Table2.D18" office:value-type="string">
            <text:p text:style-name="P79">1,0</text:p>
          </table:table-cell>
          <table:table-cell table:style-name="Table2.E18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4">Lectura Visa</text:p>
          </table:table-cell>
          <table:table-cell table:style-name="Table2.D18" office:value-type="string">
            <text:p text:style-name="P79">1,0</text:p>
          </table:table-cell>
          <table:table-cell table:style-name="Table2.E18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74">Pruebas desarrollo Visa</text:p>
          </table:table-cell>
          <table:table-cell table:style-name="Table2.D19" office:value-type="string">
            <text:p text:style-name="P79">1,0</text:p>
          </table:table-cell>
          <table:table-cell table:style-name="Table2.E19" office:value-type="string">
            <text:p text:style-name="P13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80"/>
          </table:table-cell>
          <table:table-cell table:style-name="Table2.D21" office:value-type="string">
            <text:p text:style-name="P79"/>
          </table:table-cell>
          <table:table-cell table:style-name="Table2.E21" office:value-type="string">
            <text:p text:style-name="P140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1">Jueves 11</text:p>
          </table:table-cell>
          <table:table-cell table:style-name="Table2.C21" office:value-type="string">
            <text:p text:style-name="P65">Informe banco ruido</text:p>
          </table:table-cell>
          <table:table-cell table:style-name="Table2.D21" office:value-type="string">
            <text:p text:style-name="P73">1,5</text:p>
          </table:table-cell>
          <table:table-cell table:style-name="Table2.E21" office:value-type="string">
            <text:p text:style-name="P49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1">Búsqueda de componentes</text:p>
          </table:table-cell>
          <table:table-cell table:style-name="Table2.D26" office:value-type="string">
            <text:p text:style-name="P79">1,0</text:p>
          </table:table-cell>
          <table:table-cell table:style-name="Table2.E26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1">Prepara lista de componentes</text:p>
          </table:table-cell>
          <table:table-cell table:style-name="Table2.D26" office:value-type="string">
            <text:p text:style-name="P82">1.0</text:p>
          </table:table-cell>
          <table:table-cell table:style-name="Table2.E26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6">Preparar stencil footprint</text:p>
          </table:table-cell>
          <table:table-cell table:style-name="Table2.D26" office:value-type="string">
            <text:p text:style-name="P79">1,0</text:p>
          </table:table-cell>
          <table:table-cell table:style-name="Table2.E26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6">Lectura desarrollo Microchip</text:p>
          </table:table-cell>
          <table:table-cell table:style-name="Table2.D26" office:value-type="string">
            <text:p text:style-name="P79">1,0</text:p>
          </table:table-cell>
          <table:table-cell table:style-name="Table2.E26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4">Lectura Visa</text:p>
          </table:table-cell>
          <table:table-cell table:style-name="Table2.D26" office:value-type="string">
            <text:p text:style-name="P79">1,0</text:p>
          </table:table-cell>
          <table:table-cell table:style-name="Table2.E26" office:value-type="string">
            <text:p text:style-name="P138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74">Pruebas desarrollo Visa</text:p>
          </table:table-cell>
          <table:table-cell table:style-name="Table2.D27" office:value-type="string">
            <text:p text:style-name="P79">1,0</text:p>
          </table:table-cell>
          <table:table-cell table:style-name="Table2.E27" office:value-type="string">
            <text:p text:style-name="P13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3">Informe banco ruido</text:p>
          </table:table-cell>
          <table:table-cell table:style-name="Table2.D31" office:value-type="string">
            <text:p text:style-name="P84">2.0</text:p>
          </table:table-cell>
          <table:table-cell table:style-name="Table2.E31" office:value-type="string">
            <text:p text:style-name="P139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3">Informe semanal</text:p>
          </table:table-cell>
          <table:table-cell table:style-name="Table2.D31" office:value-type="string">
            <text:p text:style-name="P84">1.0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3"><text:span text:style-name="T7">Búsqueda</text:span> + lista de componentes</text:p>
          </table:table-cell>
          <table:table-cell table:style-name="Table2.D31" office:value-type="string">
            <text:p text:style-name="P84">1,5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3">Prepara<text:span text:style-name="T8">r</text:span> stencil footprints</text:p>
          </table:table-cell>
          <table:table-cell table:style-name="Table2.D31" office:value-type="string">
            <text:p text:style-name="P84">1,0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3"><text:span text:style-name="T7">Prueba</text:span> desarrollo Visa</text:p>
          </table:table-cell>
          <table:table-cell table:style-name="Table2.D32" office:value-type="string">
            <text:p text:style-name="P84">2,0</text:p>
          </table:table-cell>
          <table:table-cell table:style-name="Table2.E32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79" office:value-type="string">
            <text:p text:style-name="P83">Informe banco ruido</text:p>
          </table:table-cell>
          <table:table-cell table:style-name="Table2.D179" office:value-type="string">
            <text:p text:style-name="P84">2.<text:span text:style-name="T8">0</text:span></text:p>
          </table:table-cell>
          <table:table-cell table:style-name="Table2.E179" office:value-type="string">
            <text:p text:style-name="P139"/>
          </table:table-cell>
          <table:table-cell table:style-name="Table2.F179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79" office:value-type="string">
            <text:p text:style-name="P88">Informe banco ruido</text:p>
          </table:table-cell>
          <table:table-cell table:style-name="Table2.D179" office:value-type="string">
            <text:p text:style-name="P89"><text:span text:style-name="T9">2</text:span>,0</text:p>
          </table:table-cell>
          <table:table-cell table:style-name="Table2.E179" office:value-type="string">
            <text:p text:style-name="P139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85">Informe semanal</text:p>
          </table:table-cell>
          <table:table-cell table:style-name="Table2.D179" office:value-type="string">
            <text:p text:style-name="P89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8">Componentes: búsqueda+lista</text:p>
          </table:table-cell>
          <table:table-cell table:style-name="Table2.D179" office:value-type="string">
            <text:p text:style-name="P89">1,0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8">Pruebas desarrollo Visa</text:p>
          </table:table-cell>
          <table:table-cell table:style-name="Table2.D179" office:value-type="string">
            <text:p text:style-name="P89">2,0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5">Prepara<text:span text:style-name="T8">r</text:span> stencil footprints</text:p>
          </table:table-cell>
          <table:table-cell table:style-name="Table2.D179" office:value-type="string">
            <text:p text:style-name="P89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90">Documentación software</text:p>
          </table:table-cell>
          <table:table-cell table:style-name="Table2.D40" office:value-type="string">
            <text:p text:style-name="P91">1,0</text:p>
          </table:table-cell>
          <table:table-cell table:style-name="Table2.E40" office:value-type="string">
            <text:p text:style-name="P139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90">Pruebas desarrollo </text:p>
          </table:table-cell>
          <table:table-cell table:style-name="Table2.D40" office:value-type="string">
            <text:p text:style-name="P91">1,0</text:p>
          </table:table-cell>
          <table:table-cell table:style-name="Table2.E40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0">Componentes: búsqueda+lista</text:p>
          </table:table-cell>
          <table:table-cell table:style-name="Table2.D179" office:value-type="string">
            <text:p text:style-name="P91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2">Informe banco ruido: parte figura ruido</text:p>
          </table:table-cell>
          <table:table-cell table:style-name="Table2.D179" office:value-type="string">
            <text:p text:style-name="P91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0">Modelado software</text:p>
          </table:table-cell>
          <table:table-cell table:style-name="Table2.D43" office:value-type="string">
            <text:p text:style-name="P91">2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79" office:value-type="string">
            <text:p text:style-name="P86">Prepara<text:span text:style-name="T8">r</text:span> stencil footprints</text:p>
          </table:table-cell>
          <table:table-cell table:style-name="Table2.D179" office:value-type="string">
            <text:p text:style-name="P94">1.0</text:p>
          </table:table-cell>
          <table:table-cell table:style-name="Table2.E179" office:value-type="string">
            <text:p text:style-name="P50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2">Componentes: búsqueda+lista</text:p>
          </table:table-cell>
          <table:table-cell table:style-name="Table2.D179" office:value-type="string">
            <text:p text:style-name="P94">1.0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2">Modelado software</text:p>
          </table:table-cell>
          <table:table-cell table:style-name="Table2.D179" office:value-type="string">
            <text:p text:style-name="P94">2.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2">Pruebas desarrollo <text:s/><text:span text:style-name="T11">+ doc software</text:span></text:p>
          </table:table-cell>
          <table:table-cell table:style-name="Table2.D179" office:value-type="string">
            <text:p text:style-name="P94">2.0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2">Informe banco ruido: parte figura ruido</text:p>
          </table:table-cell>
          <table:table-cell table:style-name="Table2.D179" office:value-type="string">
            <text:p text:style-name="P94">1.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5">Informe tutor</text:p>
          </table:table-cell>
          <table:table-cell table:style-name="Table2.D54" office:value-type="string">
            <text:p text:style-name="P96">1,0</text:p>
          </table:table-cell>
          <table:table-cell table:style-name="Table2.E54" office:value-type="string">
            <text:p text:style-name="P139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5">Componentes: búsqueda+lista</text:p>
          </table:table-cell>
          <table:table-cell table:style-name="Table2.D54" office:value-type="string">
            <text:p text:style-name="P96">1,<text:span text:style-name="T12">0</text:span></text:p>
          </table:table-cell>
          <table:table-cell table:style-name="Table2.E54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7">Prepara<text:span text:style-name="T8">r</text:span> stencil footprints</text:p>
          </table:table-cell>
          <table:table-cell table:style-name="Table2.D54" office:value-type="string">
            <text:p text:style-name="P97">1.0</text:p>
          </table:table-cell>
          <table:table-cell table:style-name="Table2.E54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2">Modelado software</text:p>
          </table:table-cell>
          <table:table-cell table:style-name="Table2.D54" office:value-type="string">
            <text:p text:style-name="P94">2.0</text:p>
          </table:table-cell>
          <table:table-cell table:style-name="Table2.E54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92">Informe banco ruido: parte figura ruido</text:p>
          </table:table-cell>
          <table:table-cell table:style-name="Table2.D53" office:value-type="string">
            <text:p text:style-name="P94">1.0</text:p>
          </table:table-cell>
          <table:table-cell table:style-name="Table2.E53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3">Pruebas desarrollo <text:s/><text:span text:style-name="T11">+ doc software</text:span></text:p>
          </table:table-cell>
          <table:table-cell table:style-name="Table2.D54" office:value-type="string">
            <text:p text:style-name="P96">1,0</text:p>
          </table:table-cell>
          <table:table-cell table:style-name="Table2.E54" office:value-type="string">
            <text:p text:style-name="P141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79" office:value-type="string">
            <text:p text:style-name="P98">Reunión pautada con J.Rodriguez y K. Moncada.</text:p>
          </table:table-cell>
          <table:table-cell table:style-name="Table2.D179" office:value-type="string">
            <text:p text:style-name="P99">-</text:p>
          </table:table-cell>
          <table:table-cell table:style-name="Table2.E179" office:value-type="string">
            <text:p text:style-name="P139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8">Presentación figura ruido</text:p>
          </table:table-cell>
          <table:table-cell table:style-name="Table2.D179" office:value-type="string">
            <text:p text:style-name="P99">-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79" office:value-type="string">
            <text:p text:style-name="P103">Informe presentación figura ruido</text:p>
          </table:table-cell>
          <table:table-cell table:style-name="Table2.D179" office:value-type="string">
            <text:p text:style-name="P104">3</text:p>
          </table:table-cell>
          <table:table-cell table:style-name="Table2.E179" office:value-type="string">
            <text:p text:style-name="P139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3">Búsqueda componentes</text:p>
          </table:table-cell>
          <table:table-cell table:style-name="Table2.D179" office:value-type="string">
            <text:p text:style-name="P104">1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3">Preparación stencil footprints</text:p>
          </table:table-cell>
          <table:table-cell table:style-name="Table2.D179" office:value-type="string">
            <text:p text:style-name="P104">1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3">Prueba desarrollo + doc software</text:p>
          </table:table-cell>
          <table:table-cell table:style-name="Table2.D179" office:value-type="string">
            <text:p text:style-name="P104">1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79" office:value-type="string">
            <text:p text:style-name="P100">Componentes: búsqueda + lista</text:p>
          </table:table-cell>
          <table:table-cell table:style-name="Table2.D179" office:value-type="string">
            <text:p text:style-name="P99">1.5</text:p>
          </table:table-cell>
          <table:table-cell table:style-name="Table2.E179" office:value-type="string">
            <text:p text:style-name="P142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0">Preparar versión informe técnico</text:p>
          </table:table-cell>
          <table:table-cell table:style-name="Table2.D179" office:value-type="string">
            <text:p text:style-name="P99">1.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0">Lectura y documentación software</text:p>
          </table:table-cell>
          <table:table-cell table:style-name="Table2.D179" office:value-type="string">
            <text:p text:style-name="P99">1,5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0">Prueba desarrollo</text:p>
          </table:table-cell>
          <table:table-cell table:style-name="Table2.D179" office:value-type="string">
            <text:p text:style-name="P99">1,5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79" office:value-type="string">
            <text:p text:style-name="P107">Seminario FLUKE</text:p>
          </table:table-cell>
          <table:table-cell table:style-name="Table2.D179" office:value-type="string">
            <text:p text:style-name="P108">3,0</text:p>
          </table:table-cell>
          <table:table-cell table:style-name="Table2.E179" office:value-type="string">
            <text:p text:style-name="P50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0">Lectura y documentación software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0">Prueba desarrollo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1">Componentes: búsqueda + lista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5">Preparación stencil footprints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7">Informe <text:span text:style-name="T14">técnico</text:span>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79" office:value-type="string">
            <text:p text:style-name="P100">Prueba desarrollo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142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1">Componentes: búsqueda + lista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5">Preparación stencil footprints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00">Lectura y documentación software</text:p>
          </table:table-cell>
          <table:table-cell table:style-name="Table2.D74" office:value-type="string">
            <text:p text:style-name="P108">1,0</text:p>
          </table:table-cell>
          <table:table-cell table:style-name="Table2.E74" office:value-type="string">
            <text:p text:style-name="P14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79" office:value-type="string">
            <text:p text:style-name="P109">Requerimientos de software: doc</text:p>
          </table:table-cell>
          <table:table-cell table:style-name="Table2.D179" office:value-type="string">
            <text:p text:style-name="P110">1,0</text:p>
          </table:table-cell>
          <table:table-cell table:style-name="Table2.E179" office:value-type="string">
            <text:p text:style-name="P142"/>
          </table:table-cell>
          <table:table-cell table:style-name="Table2.F80" table:number-rows-spanned="6" office:value-type="string">
            <text:p text:style-name="P25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9">Modelado de software: uml</text:p>
          </table:table-cell>
          <table:table-cell table:style-name="Table2.D179" office:value-type="string">
            <text:p text:style-name="P110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9">Propuesta de hardware</text:p>
          </table:table-cell>
          <table:table-cell table:style-name="Table2.D179" office:value-type="string">
            <text:p text:style-name="P110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2">Componentes: búsqueda + lista</text:p>
          </table:table-cell>
          <table:table-cell table:style-name="Table2.D179" office:value-type="string">
            <text:p text:style-name="P110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Preparación stencil footprints: <text:span text:style-name="T15">Eagle/Kicad</text:span></text:p>
          </table:table-cell>
          <table:table-cell table:style-name="Table2.D179" office:value-type="string">
            <text:p text:style-name="P110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1">Documentación software</text:p>
          </table:table-cell>
          <table:table-cell table:style-name="Table2.D179" office:value-type="string">
            <text:p text:style-name="P110"><text:span text:style-name="T16">1</text:span>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79" office:value-type="string">
            <text:p text:style-name="P111">Prueba desarrollo </text:p>
          </table:table-cell>
          <table:table-cell table:style-name="Table2.D179" office:value-type="string">
            <text:p text:style-name="P112">2,0</text:p>
          </table:table-cell>
          <table:table-cell table:style-name="Table2.E179" office:value-type="string">
            <text:p text:style-name="P142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1">Documentación software: com VISA</text:p>
          </table:table-cell>
          <table:table-cell table:style-name="Table2.D179" office:value-type="string">
            <text:p text:style-name="P112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1">Componentes: búsqueda + lista</text:p>
          </table:table-cell>
          <table:table-cell table:style-name="Table2.D179" office:value-type="string">
            <text:p text:style-name="P108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9">Modelado de software: uml</text:p>
          </table:table-cell>
          <table:table-cell table:style-name="Table2.D179" office:value-type="string">
            <text:p text:style-name="P112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9"><text:span text:style-name="T16">Modelado</text:span> de hardware</text:p>
          </table:table-cell>
          <table:table-cell table:style-name="Table2.D179" office:value-type="string">
            <text:p text:style-name="P112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1">Informe técnico</text:p>
          </table:table-cell>
          <table:table-cell table:style-name="Table2.D179" office:value-type="string">
            <text:p text:style-name="P112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26">Ausencia. Diligencia personal</text:p>
          </table:table-cell>
        </table:table-row>
        <table:table-row>
          <table:table-cell table:style-name="Table2.A2" table:number-rows-spanned="76" office:value-type="string">
            <text:p text:style-name="P44"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79" office:value-type="string">
            <text:p text:style-name="P113">Desarrollo: librería comunicaciones</text:p>
          </table:table-cell>
          <table:table-cell table:style-name="Table2.D179" office:value-type="string">
            <text:p text:style-name="P114">2,0</text:p>
          </table:table-cell>
          <table:table-cell table:style-name="Table2.E179" office:value-type="string">
            <text:p text:style-name="P142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3">Documentación software: com VISA</text:p>
          </table:table-cell>
          <table:table-cell table:style-name="Table2.D179" office:value-type="string">
            <text:p text:style-name="P114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3">Generar lista componentes</text:p>
          </table:table-cell>
          <table:table-cell table:style-name="Table2.D179" office:value-type="string">
            <text:p text:style-name="P114">0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3">Modelado software: captura requisitos</text:p>
          </table:table-cell>
          <table:table-cell table:style-name="Table2.D179" office:value-type="string">
            <text:p text:style-name="P114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3">Modelado hardware</text:p>
          </table:table-cell>
          <table:table-cell table:style-name="Table2.D179" office:value-type="string">
            <text:p text:style-name="P114">1,5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3">Informe técnico</text:p>
          </table:table-cell>
          <table:table-cell table:style-name="Table2.D179" office:value-type="string">
            <text:p text:style-name="P114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79" office:value-type="string">
            <text:p text:style-name="P84">?</text:p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79" office:value-type="string">
            <text:p text:style-name="P117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79" office:value-type="string">
            <text:p text:style-name="P113">Desarrollo: librería comunicaciones</text:p>
          </table:table-cell>
          <table:table-cell table:style-name="Table2.D179" office:value-type="string">
            <text:p text:style-name="P114">2,0</text:p>
          </table:table-cell>
          <table:table-cell table:style-name="Table2.E179" office:value-type="string">
            <text:p text:style-name="P142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5">Documentación software: <text:span text:style-name="T19">VISA + ISO</text:span></text:p>
          </table:table-cell>
          <table:table-cell table:style-name="Table2.D179" office:value-type="string">
            <text:p text:style-name="P118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5">Modelado software: captura requisitos</text:p>
          </table:table-cell>
          <table:table-cell table:style-name="Table2.D179" office:value-type="string">
            <text:p text:style-name="P118">1,5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5">Modelado hardware: <text:span text:style-name="T19">selecc componentes</text:span></text:p>
          </table:table-cell>
          <table:table-cell table:style-name="Table2.D179" office:value-type="string">
            <text:p text:style-name="P118">1,5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5">Informe técnico</text:p>
          </table:table-cell>
          <table:table-cell table:style-name="Table2.D179" office:value-type="string">
            <text:p text:style-name="P118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79" office:value-type="string">
            <text:p text:style-name="P113">Desarrollo: librería comunicaciones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142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5">Documentación software: <text:span text:style-name="T19">VISA + ISO</text:span></text:p>
          </table:table-cell>
          <table:table-cell table:style-name="Table2.D179" office:value-type="string">
            <text:p text:style-name="P118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3">Modelado software: captura requisitos</text:p>
          </table:table-cell>
          <table:table-cell table:style-name="Table2.D179" office:value-type="string">
            <text:p text:style-name="P114">1,<text:span text:style-name="T20">0</text:span>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3">Modelado hardware</text:p>
          </table:table-cell>
          <table:table-cell table:style-name="Table2.D179" office:value-type="string">
            <text:p text:style-name="P114">1,<text:span text:style-name="T20">0</text:span>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3">Informe técnico</text:p>
          </table:table-cell>
          <table:table-cell table:style-name="Table2.D105" office:value-type="string">
            <text:p text:style-name="P114">1,0</text:p>
          </table:table-cell>
          <table:table-cell table:style-name="Table2.E105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79" office:value-type="string">
            <text:p text:style-name="P113">Desarrollo: librería comunicaciones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139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5">Documentación software: <text:span text:style-name="T19">VISA + ISO</text:span></text:p>
          </table:table-cell>
          <table:table-cell table:style-name="Table2.D179" office:value-type="string">
            <text:p text:style-name="P118">1,5</text:p>
          </table:table-cell>
          <table:table-cell table:style-name="Table2.E179" office:value-type="string">
            <text:p text:style-name="P142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0">Solicitud de componentes</text:p>
          </table:table-cell>
          <table:table-cell table:style-name="Table2.D179" office:value-type="string">
            <text:p text:style-name="P114">1,<text:span text:style-name="T20">0</text:span></text:p>
          </table:table-cell>
          <table:table-cell table:style-name="Table2.E179" office:value-type="string">
            <text:p text:style-name="P139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6">Modelado software: captura requisitos</text:p>
          </table:table-cell>
          <table:table-cell table:style-name="Table2.D179" office:value-type="string">
            <text:p text:style-name="P114">1,<text:span text:style-name="T20">0</text:span></text:p>
          </table:table-cell>
          <table:table-cell table:style-name="Table2.E179" office:value-type="string">
            <text:p text:style-name="P50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3">Modelado hardware</text:p>
          </table:table-cell>
          <table:table-cell table:style-name="Table2.D179" office:value-type="string">
            <text:p text:style-name="P114">1,0</text:p>
          </table:table-cell>
          <table:table-cell table:style-name="Table2.E179" office:value-type="string">
            <text:p text:style-name="P50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3">Informe técnico</text:p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50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79" office:value-type="string">
            <text:p text:style-name="P121">Modelado+desarrollo librería comunic</text:p>
          </table:table-cell>
          <table:table-cell table:style-name="Table2.D179" office:value-type="string">
            <text:p text:style-name="P122">1,5</text:p>
          </table:table-cell>
          <table:table-cell table:style-name="Table2.E179" office:value-type="string">
            <text:p text:style-name="P50"/>
          </table:table-cell>
          <table:table-cell table:style-name="Table2.F117" table:number-rows-spanned="6" office:value-type="string">
            <text:p text:style-name="P33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1">Documentación software: GPIB+VISA+gestión software</text:p>
          </table:table-cell>
          <table:table-cell table:style-name="Table2.D179" office:value-type="string">
            <text:p text:style-name="P122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79" office:value-type="string">
            <text:p text:style-name="P121">Busqueda de componentes: mecanicos</text:p>
          </table:table-cell>
          <table:table-cell table:style-name="Table2.D179" office:value-type="string">
            <text:p text:style-name="P122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1">Modelado software: GUI</text:p>
          </table:table-cell>
          <table:table-cell table:style-name="Table2.D179" office:value-type="string">
            <text:p text:style-name="P122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1">Modelado hardware: buses</text:p>
          </table:table-cell>
          <table:table-cell table:style-name="Table2.D179" office:value-type="string">
            <text:p text:style-name="P122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1">Informe <text:span text:style-name="T23">técnico</text:span></text:p>
          </table:table-cell>
          <table:table-cell table:style-name="Table2.D179" office:value-type="string">
            <text:p text:style-name="P122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1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79" office:value-type="string">
            <text:p text:style-name="P69">Modelado software: librería <text:span text:style-name="T24">comunicación</text:span></text:p>
          </table:table-cell>
          <table:table-cell table:style-name="Table2.D179" office:value-type="string">
            <text:p text:style-name="P70">1,0</text:p>
          </table:table-cell>
          <table:table-cell table:style-name="Table2.E179" office:value-type="string">
            <text:p text:style-name="P50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9">Desarrollo software: librería com</text:p>
          </table:table-cell>
          <table:table-cell table:style-name="Table2.D179" office:value-type="string">
            <text:p text:style-name="P70">1,5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71">Pedido de componentes: conectores</text:p>
          </table:table-cell>
          <table:table-cell table:style-name="Table2.D179" office:value-type="string">
            <text:p text:style-name="P123"><text:span text:style-name="T26">2</text:span>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9">Solicitud de componentes</text:p>
          </table:table-cell>
          <table:table-cell table:style-name="Table2.D179" office:value-type="string">
            <text:p text:style-name="P70">1,<text:span text:style-name="T24">0</text:span>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72">Documentación: bus GPIB</text:p>
          </table:table-cell>
          <table:table-cell table:style-name="Table2.D179" office:value-type="string">
            <text:p text:style-name="P70">1,<text:span text:style-name="T25">0</text:span>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71">Modelado software: UML + GUI</text:p>
          </table:table-cell>
          <table:table-cell table:style-name="Table2.D179" office:value-type="string">
            <text:p text:style-name="P70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79" office:value-type="string">
            <text:p text:style-name="P66">Documentos requerimientos de software</text:p>
          </table:table-cell>
          <table:table-cell table:style-name="Table2.D179" office:value-type="string">
            <text:p text:style-name="P67">1,5</text:p>
          </table:table-cell>
          <table:table-cell table:style-name="Table2.E179" office:value-type="string">
            <text:p text:style-name="P142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6">Modelado de software: UML+GUI + librería comunicaciones</text:p>
          </table:table-cell>
          <table:table-cell table:style-name="Table2.D179" office:value-type="string">
            <text:p text:style-name="P67">2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6">Modelado de hardware: diagramas</text:p>
          </table:table-cell>
          <table:table-cell table:style-name="Table2.D179" office:value-type="string">
            <text:p text:style-name="P67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6">Documentación bus GPIB</text:p>
          </table:table-cell>
          <table:table-cell table:style-name="Table2.D179" office:value-type="string">
            <text:p text:style-name="P67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6">Informe técnico</text:p>
          </table:table-cell>
          <table:table-cell table:style-name="Table2.D179" office:value-type="string">
            <text:p text:style-name="P67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79" office:value-type="string">
            <text:p text:style-name="P66">Documentos requerimientos de software</text:p>
          </table:table-cell>
          <table:table-cell table:style-name="Table2.D179" office:value-type="string">
            <text:p text:style-name="P67">1,5</text:p>
          </table:table-cell>
          <table:table-cell table:style-name="Table2.E179" office:value-type="string">
            <text:p text:style-name="P139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6">Modelado de software: UML+GUI + librería comunicaciones</text:p>
          </table:table-cell>
          <table:table-cell table:style-name="Table2.D179" office:value-type="string">
            <text:p text:style-name="P124">1,5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6">Documentación bus GPIB</text:p>
          </table:table-cell>
          <table:table-cell table:style-name="Table2.D179" office:value-type="string">
            <text:p text:style-name="P67">1,<text:span text:style-name="T27">0</text:span>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6">Modelado de hardware: diagramas</text:p>
          </table:table-cell>
          <table:table-cell table:style-name="Table2.D179" office:value-type="string">
            <text:p text:style-name="P67">1,<text:span text:style-name="T27">5</text:span>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6">Informe técnico</text:p>
          </table:table-cell>
          <table:table-cell table:style-name="Table2.D179" office:value-type="string">
            <text:p text:style-name="P67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79" office:value-type="string">
            <text:p text:style-name="P83">?</text:p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79" office:value-type="string">
            <text:p text:style-name="P125">Informe tutor, Ing P. Ruiz</text:p>
          </table:table-cell>
          <table:table-cell table:style-name="Table2.D179" office:value-type="string">
            <text:p text:style-name="P127">4</text:p>
          </table:table-cell>
          <table:table-cell table:style-name="Table2.E179" office:value-type="string">
            <text:p text:style-name="P142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8">Modelado de software: <text:span text:style-name="T28">capa acceso</text:span></text:p>
            <text:p text:style-name="P68">comunicaciones</text:p>
          </table:table-cell>
          <table:table-cell table:style-name="Table2.D179" office:value-type="string">
            <text:p text:style-name="P126">1,5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Desarrollo librería communi<text:span text:style-name="T29">cations</text:span></text:p>
          </table:table-cell>
          <table:table-cell table:style-name="Table2.D179" office:value-type="string">
            <text:p text:style-name="P126">1,5</text:p>
          </table:table-cell>
          <table:table-cell table:style-name="Table2.E179" office:value-type="string">
            <text:p text:style-name="P139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Modelado de software: Sketch + UML GUI</text:p>
          </table:table-cell>
          <table:table-cell table:style-name="Table2.D179" office:value-type="string">
            <text:p text:style-name="P126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Desarrollo GUI</text:p>
          </table:table-cell>
          <table:table-cell table:style-name="Table2.D179" office:value-type="string">
            <text:p text:style-name="P126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8">Documentos requerimientos de software</text:p>
          </table:table-cell>
          <table:table-cell table:style-name="Table2.D179" office:value-type="string">
            <text:p text:style-name="P126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8">Informe técnico</text:p>
          </table:table-cell>
          <table:table-cell table:style-name="Table2.D179" office:value-type="string">
            <text:p text:style-name="P126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79" office:value-type="string">
            <text:p text:style-name="P125">Desarrollo librería communi<text:span text:style-name="T29">cations</text:span></text:p>
          </table:table-cell>
          <table:table-cell table:style-name="Table2.D179" office:value-type="string">
            <text:p text:style-name="P126">1,5</text:p>
          </table:table-cell>
          <table:table-cell table:style-name="Table2.E179" office:value-type="string">
            <text:p text:style-name="P139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C179" office:value-type="string">
            <text:p text:style-name="P125">Desarrollo librería communi<text:span text:style-name="T29">cations</text:span></text:p>
          </table:table-cell>
          <table:table-cell table:style-name="Table2.D179" office:value-type="string">
            <text:p text:style-name="P126">1,5</text:p>
          </table:table-cell>
          <table:table-cell table:style-name="Table2.E179" office:value-type="string">
            <text:p text:style-name="P142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8">Modelado de software: communications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Documento requerimientos de software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Modelado GUI: sketches + UML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Informe <text:span text:style-name="T30">técnico</text:span></text:p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79" office:value-type="string">
            <text:p text:style-name="P125">Desarrollo librería communi<text:span text:style-name="T29">cations</text:span></text:p>
          </table:table-cell>
          <table:table-cell table:style-name="Table2.D179" office:value-type="string">
            <text:p text:style-name="P126">1,5</text:p>
          </table:table-cell>
          <table:table-cell table:style-name="Table2.E179" office:value-type="string">
            <text:p text:style-name="P50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8">Modelado de software: communications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Documento requerimientos de software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Modelado GUI: sketches + UML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Solicitud de <text:span text:style-name="T31">componentes</text:span></text:p>
          </table:table-cell>
          <table:table-cell table:style-name="Table2.D179" office:value-type="string">
            <text:p text:style-name="P130">1.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79" office:value-type="string">
            <text:p text:style-name="P125">Desarrollo librería communi<text:span text:style-name="T29">cations</text:span></text:p>
          </table:table-cell>
          <table:table-cell table:style-name="Table2.D179" office:value-type="string">
            <text:p text:style-name="P126">1,5</text:p>
          </table:table-cell>
          <table:table-cell table:style-name="Table2.E179" office:value-type="string">
            <text:p text:style-name="P142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8">Modelado de software: communications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Documento requerimientos de software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Modelado GUI: sketches + UML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9">Solicitud de <text:span text:style-name="T31">componentes</text:span></text:p>
          </table:table-cell>
          <table:table-cell table:style-name="Table2.D179" office:value-type="string">
            <text:p text:style-name="P130">1.0</text:p>
          </table:table-cell>
          <table:table-cell table:style-name="Table2.E179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79" office:value-type="string">
            <text:p text:style-name="P128">Documento requerimientos de software</text:p>
          </table:table-cell>
          <table:table-cell table:style-name="Table2.D179" office:value-type="string">
            <text:p text:style-name="P127">1,5</text:p>
          </table:table-cell>
          <table:table-cell table:style-name="Table2.E179" office:value-type="string">
            <text:p text:style-name="P141"/>
          </table:table-cell>
          <table:table-cell table:style-name="Table2.F163" table:number-rows-spanned="5" office:value-type="string">
            <text:p text:style-name="P143">Cendit suspende actividades a las 11:00 A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5">Desarrollo librería communi<text:span text:style-name="T29">cations</text:span></text:p>
          </table:table-cell>
          <table:table-cell table:style-name="Table2.D179" office:value-type="string">
            <text:p text:style-name="P126">1,5</text:p>
          </table:table-cell>
          <table:table-cell table:style-name="Table2.E179" office:value-type="string">
            <text:p text:style-name="P14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Modelado de software: communications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8">Modelado GUI: sketches + UML</text:p>
          </table:table-cell>
          <table:table-cell table:style-name="Table2.D179" office:value-type="string">
            <text:p text:style-name="P127">1,0</text:p>
          </table:table-cell>
          <table:table-cell table:style-name="Table2.E179" office:value-type="string">
            <text:p text:style-name="P141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31">Revisión informe técnico</text:p>
          </table:table-cell>
          <table:table-cell table:style-name="Table2.D179" office:value-type="string">
            <text:p text:style-name="P132">1.0</text:p>
          </table:table-cell>
          <table:table-cell table:style-name="Table2.E179" office:value-type="string">
            <text:p text:style-name="P141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3"/>
          </table:table-cell>
          <table:table-cell table:style-name="Table2.D179" office:value-type="string">
            <text:p text:style-name="P84"/>
          </table:table-cell>
          <table:table-cell table:style-name="Table2.E179" office:value-type="string">
            <text:p text:style-name="P141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0" office:value-type="string">
            <text:p text:style-name="P83"/>
          </table:table-cell>
          <table:table-cell table:style-name="Table2.D180" office:value-type="string">
            <text:p text:style-name="P84"/>
          </table:table-cell>
          <table:table-cell table:style-name="Table2.E180" office:value-type="string">
            <text:p text:style-name="P141"/>
          </table:table-cell>
          <table:table-cell table:style-name="Table2.F180" office:value-type="string">
            <text:p text:style-name="P5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8">Día</text:p>
          </table:table-cell>
          <table:table-cell table:style-name="Table3.B1" office:value-type="string">
            <text:p text:style-name="P58">Motivo</text:p>
          </table:table-cell>
        </table:table-row>
        <table:table-row table:style-name="Table3.1">
          <table:table-cell table:style-name="Table3.A2" office:value-type="string">
            <text:p text:style-name="P59">Marzo <text:span text:style-name="T4">30</text:span></text:p>
          </table:table-cell>
          <table:table-cell table:style-name="Table3.B2" office:value-type="string">
            <text:p text:style-name="P59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59">Abril 17</text:p>
          </table:table-cell>
          <table:table-cell table:style-name="Table3.B2" office:value-type="string">
            <text:p text:style-name="P59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59">Abril 26</text:p>
          </table:table-cell>
          <table:table-cell table:style-name="Table3.B4" office:value-type="string">
            <text:p text:style-name="P59">Problemas de salud</text:p>
          </table:table-cell>
        </table:table-row>
        <table:table-row table:style-name="Table3.1">
          <table:table-cell table:style-name="Table3.A5" office:value-type="string">
            <text:p text:style-name="P60">Mayo 1</text:p>
          </table:table-cell>
          <table:table-cell table:style-name="Table3.B5" office:value-type="string">
            <text:p text:style-name="P60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59">Mayo 2</text:p>
          </table:table-cell>
          <table:table-cell table:style-name="Table3.B2" office:value-type="string">
            <text:p text:style-name="P59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60">Mayo 3</text:p>
          </table:table-cell>
          <table:table-cell table:style-name="Table3.B2" office:value-type="string">
            <text:p text:style-name="P60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60">Mayo 4</text:p>
          </table:table-cell>
          <table:table-cell table:style-name="Table3.B2" office:value-type="string">
            <text:p text:style-name="P61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0">Mayo 5</text:p>
          </table:table-cell>
          <table:table-cell table:style-name="Table3.B2" office:value-type="string">
            <text:p text:style-name="P61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2">Mayo 10</text:p>
          </table:table-cell>
          <table:table-cell table:style-name="Table3.B2" office:value-type="string">
            <text:p text:style-name="P62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63">Mayo 31</text:p>
          </table:table-cell>
          <table:table-cell table:style-name="Table3.B2" office:value-type="string">
            <text:p text:style-name="P63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64">Junio 13</text:p>
          </table:table-cell>
          <table:table-cell table:style-name="Table3.B2" office:value-type="string">
            <text:p text:style-name="P64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6-26T10:15:04.948118396</dc:date>
    <meta:editing-cycles>125</meta:editing-cycles>
    <meta:editing-duration>P2DT20H38M54S</meta:editing-duration>
    <meta:document-statistic meta:table-count="3" meta:image-count="0" meta:object-count="0" meta:page-count="8" meta:paragraph-count="463" meta:word-count="1375" meta:character-count="8977" meta:non-whitespace-character-count="8055"/>
    <meta:template xlink:type="simple" xlink:actuate="onRequest" xlink:title="" xlink:href="Normal.dotm"/>
  </office:meta>
</office:document-meta>
</file>